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customer-placing-the-largest-number-of-orders/" text:style-name="Internet_20_link" text:visited-style-name="Visited_20_Internet_20_Link"><text:span text:style-name="T1">586. Customer Placing the Largest Number of Orders</text:span></text:a></text:p>
      <text:section text:style-name="Sect1" text:name="headlessui-popover-button-:r1o:">
        <text:p text:style-name="Standard"/>
      </text:section>
      <text:section text:style-name="Sect1" text:name="headlessui-popover-button-:rr:">
        <text:p text:style-name="Standard"/>
      </text:section>
      <text:p text:style-name="P4">Easy</text:p>
      <text:p text:style-name="P4">823</text:p>
      <text:p text:style-name="P4">60</text:p>
      <text:section text:style-name="Sect1" text:name="headlessui-popover-button-:r10:">
        <text:p text:style-name="Standard"/>
      </text:section>
      <text:section text:style-name="Sect1" text:name="headlessui-popover-button-:r13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Orders</text:span></text:span></text:p>
      <text:p text:style-name="P2">+-----------------+----------+</text:p>
      <text:p text:style-name="P2">| Column Name <text:s text:c="4"/>| Type <text:s text:c="4"/>|</text:p>
      <text:p text:style-name="P2">+-----------------+----------+</text:p>
      <text:p text:style-name="P2">| order_number <text:s text:c="3"/>| int <text:s text:c="5"/>|</text:p>
      <text:p text:style-name="P2">| customer_number | int <text:s text:c="5"/>|</text:p>
      <text:p text:style-name="P2">+-----------------+----------+</text:p>
      <text:p text:style-name="P2">order_number is the primary key (column with unique values) for this table.</text:p>
      <text:p text:style-name="P1">This table contains information about the order ID and the customer ID.</text:p>
      <text:p text:style-name="P6"> </text:p>
      <text:p text:style-name="P7"><text:span text:style-name="T1">Write a solution to find the </text:span><text:span text:style-name="Source_20_Text"><text:span text:style-name="T2">customer_number</text:span></text:span><text:span text:style-name="T1"> for the customer who has placed </text:span><text:span text:style-name="Strong_20_Emphasis"><text:span text:style-name="T1">the largest number of orders</text:span></text:span><text:span text:style-name="T1">.</text:span></text:p>
      <text:p text:style-name="P7"><text:span text:style-name="T1">The test cases are generated so that </text:span><text:span text:style-name="Strong_20_Emphasis"><text:span text:style-name="T1">exactly one customer</text:span></text:span><text:span text:style-name="T1"> will have placed more orders than any other customer.</text:span></text:p>
      <text:p text:style-name="P6">The 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Orders table:</text:p>
      <text:p text:style-name="P2">+--------------+-----------------+</text:p>
      <text:p text:style-name="P2">| order_number | customer_number |</text:p>
      <text:p text:style-name="P2">+--------------+-----------------+</text:p>
      <text:p text:style-name="P2">| 1 <text:s text:c="11"/>| 1 <text:s text:c="14"/>|</text:p>
      <text:p text:style-name="P2">| 2 <text:s text:c="11"/>| 2 <text:s text:c="14"/>|</text:p>
      <text:p text:style-name="P2">| 3 <text:s text:c="11"/>| 3 <text:s text:c="14"/>|</text:p>
      <text:p text:style-name="P2">| 4 <text:s text:c="11"/>| 3 <text:s text:c="14"/>|</text:p>
      <text:p text:style-name="P2">+--------------+-----------------+</text:p>
      <text:p text:style-name="P3"><text:span text:style-name="Strong_20_Emphasis"><text:span text:style-name="T1">Output:</text:span></text:span><text:span text:style-name="T1"> </text:span></text:p>
      <text:p text:style-name="P2">+-----------------+</text:p>
      <text:p text:style-name="P2">| customer_number |</text:p>
      <text:p text:style-name="P2">+-----------------+</text:p>
      <text:p text:style-name="P2">| 3 <text:s text:c="14"/>|</text:p>
      <text:p text:style-name="P2"><text:soft-page-break/>+-----------------+</text:p>
      <text:p text:style-name="P3"><text:span text:style-name="Strong_20_Emphasis"><text:span text:style-name="T1">Explanation:</text:span></text:span><text:span text:style-name="T1"> </text:span></text:p>
      <text:p text:style-name="P2">The customer with number 3 has two orders, which is greater than either customer 1 or 2 because each of them only has one order. </text:p>
      <text:p text:style-name="P1">So the result is customer_number 3.</text:p>
      <text:p text:style-name="P6"> </text:p>
      <text:p text:style-name="P7"><text:span text:style-name="Strong_20_Emphasis"><text:span text:style-name="T1">Follow up:</text:span></text:span><text:span text:style-name="T1"> What if more than one customer has the largest number of orders, can you find all the </text:span><text:span text:style-name="Source_20_Text"><text:span text:style-name="T2">customer_number</text:span></text:span><text:span text:style-name="T1"> in this case?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5T11:20:31.286000000</dc:date>
    <meta:editing-duration>PT5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43" meta:word-count="219" meta:character-count="1404" meta:non-whitespace-character-count="1098"/>
  </office:meta>
</office:document-meta>
</file>